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A00001286000013053B461413.svm"/>
  <manifest:file-entry manifest:media-type="image/png" manifest:full-path="Pictures/100002010000006C0000006CF45BAE54.png"/>
  <manifest:file-entry manifest:media-type="image/svg+xml" manifest:full-path="Pictures/100006E100000B2200000B2216A4D883.svg"/>
  <manifest:file-entry manifest:media-type="" manifest:full-path="Pictures/2000000D0000141800001305D82709F2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666cm"/>
    </style:style>
    <style:style style:name="gr3" style:family="graphic" style:parent-style-name="standard">
      <style:graphic-properties draw:stroke="none" svg:stroke-color="#000000" draw:fill="none" draw:fill-color="#ffffff" fo:min-height="1.65cm"/>
    </style:style>
    <style:style style:name="gr4" style:family="graphic" style:parent-style-name="standard">
      <style:graphic-properties draw:stroke="none" svg:stroke-color="#000000" draw:fill="none" draw:fill-color="#ffffff" fo:min-height="2.15cm"/>
    </style:style>
    <style:style style:name="gr5" style:family="graphic" style:parent-style-name="standard">
      <style:graphic-properties draw:stroke="none" svg:stroke-color="#000000" draw:fill="none" draw:fill-color="#ffffff" fo:min-height="2.849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141cm" svg:height="27.168cm" svg:x="10.7cm" svg:y="1.5cm">
          <draw:image xlink:href="Pictures/2000000A00001286000013053B461413.svm" xlink:type="simple" xlink:show="embed" xlink:actuate="onLoad">
            <text:p/>
          </draw:image>
        </draw:frame>
        <draw:frame draw:style-name="gr1" draw:text-style-name="P1" draw:layer="layout" svg:width="9.141cm" svg:height="27.168cm" svg:x="1.258cm" svg:y="1.4cm">
          <draw:image xlink:href="Pictures/2000000A00001286000013053B461413.svm" xlink:type="simple" xlink:show="embed" xlink:actuate="onLoad">
            <text:p/>
          </draw:image>
        </draw:frame>
        <draw:frame draw:style-name="gr1" draw:text-style-name="P1" draw:layer="layout" svg:width="8.7cm" svg:height="2.7cm" svg:x="1.399cm" svg:y="16.3cm">
          <draw:image xlink:href="Pictures/2000000D0000141800001305D82709F2.svm" xlink:type="simple" xlink:show="embed" xlink:actuate="onLoad">
            <text:p/>
          </draw:image>
        </draw:frame>
        <draw:frame draw:style-name="gr1" draw:text-style-name="P1" draw:layer="layout" svg:width="8.7cm" svg:height="6cm" svg:x="1.399cm" svg:y="20.7cm">
          <draw:image xlink:href="Pictures/2000000D0000141800001305D82709F2.svm" xlink:type="simple" xlink:show="embed" xlink:actuate="onLoad">
            <text:p/>
          </draw:image>
        </draw:frame>
        <draw:frame draw:style-name="gr1" draw:text-style-name="P1" draw:layer="layout" svg:width="8.5cm" svg:height="3.468cm" svg:x="1.499cm" svg:y="2.2cm">
          <draw:image xlink:href="Pictures/2000000D0000141800001305D82709F2.svm" xlink:type="simple" xlink:show="embed" xlink:actuate="onLoad">
            <text:p/>
          </draw:image>
        </draw:frame>
        <draw:frame draw:style-name="gr1" draw:text-style-name="P1" draw:layer="layout" svg:width="2.849cm" svg:height="2.849cm" svg:x="1.85cm" svg:y="2.4cm">
          <draw:image xlink:href="Pictures/100002010000006C0000006CF45BAE54.png" xlink:type="simple" xlink:show="embed" xlink:actuate="onLoad"/>
          <draw:image xlink:href="Pictures/100006E100000B2200000B2216A4D883.svg" xlink:type="simple" xlink:show="embed" xlink:actuate="onLoad">
            <text:p/>
          </draw:image>
        </draw:frame>
        <draw:frame draw:style-name="gr1" draw:text-style-name="P1" draw:layer="layout" svg:width="2.849cm" svg:height="2.849cm" svg:x="1.799cm" svg:y="16cm">
          <draw:image xlink:href="Pictures/100002010000006C0000006CF45BAE54.png" xlink:type="simple" xlink:show="embed" xlink:actuate="onLoad"/>
          <draw:image xlink:href="Pictures/100006E100000B2200000B2216A4D883.svg" xlink:type="simple" xlink:show="embed" xlink:actuate="onLoad">
            <text:p/>
          </draw:image>
        </draw:frame>
        <draw:frame draw:style-name="gr1" draw:text-style-name="P1" draw:layer="layout" svg:width="2.849cm" svg:height="2.849cm" svg:x="1.699cm" svg:y="20.451cm">
          <draw:image xlink:href="Pictures/100002010000006C0000006CF45BAE54.png" xlink:type="simple" xlink:show="embed" xlink:actuate="onLoad"/>
          <draw:image xlink:href="Pictures/100006E100000B2200000B2216A4D883.svg" xlink:type="simple" xlink:show="embed" xlink:actuate="onLoad">
            <text:p/>
          </draw:image>
        </draw:frame>
        <draw:frame draw:style-name="gr1" draw:text-style-name="P1" draw:layer="layout" svg:width="2.849cm" svg:height="2.849cm" svg:x="1.699cm" svg:y="23.451cm">
          <draw:image xlink:href="Pictures/100002010000006C0000006CF45BAE54.png" xlink:type="simple" xlink:show="embed" xlink:actuate="onLoad"/>
          <draw:image xlink:href="Pictures/100006E100000B2200000B2216A4D883.svg" xlink:type="simple" xlink:show="embed" xlink:actuate="onLoad">
            <text:p/>
          </draw:image>
        </draw:frame>
        <draw:frame draw:style-name="gr2" draw:text-style-name="P2" draw:layer="layout" svg:width="7.801cm" svg:height="1.916cm" draw:transform="rotate (0.0033161255787886) translate (1.996cm 5.811cm)">
          <draw:text-box>
            <text:p><text:span text:style-name="T1">SG_ext</text:span></text:p>
            <text:p><text:span text:style-name="T1">Sub_ext_euc1a =10.100.0.0/24</text:span></text:p>
          </draw:text-box>
        </draw:frame>
        <draw:frame draw:style-name="gr2" draw:text-style-name="P2" draw:layer="layout" svg:width="8.1cm" svg:height="1.916cm" svg:x="1.7cm" svg:y="18.9cm">
          <draw:text-box>
            <text:p><text:span text:style-name="T1">SG_public</text:span></text:p>
            <text:p><text:span text:style-name="T1">Sub_pub_euc1a=10.100.6.0/24</text:span></text:p>
          </draw:text-box>
        </draw:frame>
        <draw:frame draw:style-name="gr2" draw:text-style-name="P2" draw:layer="layout" svg:width="8.101cm" svg:height="1.916cm" svg:x="1.899cm" svg:y="26.6cm">
          <draw:text-box>
            <text:p><text:span text:style-name="T1">SG_cluster</text:span></text:p>
            <text:p><text:span text:style-name="T1">Sub_clu_euc1a=10.100.8.0/24</text:span></text:p>
          </draw:text-box>
        </draw:frame>
        <draw:frame draw:style-name="gr3" draw:layer="layout" svg:width="5.4cm" svg:height="1.9cm" svg:x="4.199cm" svg:y="16.5cm">
          <draw:text-box>
            <text:p>mon1</text:p>
            <text:p>10.100.6.10</text:p>
          </draw:text-box>
        </draw:frame>
        <draw:frame draw:style-name="gr1" draw:text-style-name="P1" draw:layer="layout" svg:width="8.7cm" svg:height="2.7cm" svg:x="1.399cm" svg:y="7.6cm">
          <draw:image xlink:href="Pictures/2000000D0000141800001305D82709F2.svm" xlink:type="simple" xlink:show="embed" xlink:actuate="onLoad">
            <text:p/>
          </draw:image>
        </draw:frame>
        <draw:frame draw:style-name="gr1" draw:text-style-name="P1" draw:layer="layout" svg:width="2.849cm" svg:height="2.849cm" svg:x="1.699cm" svg:y="7.451cm">
          <draw:image xlink:href="Pictures/100002010000006C0000006CF45BAE54.png" xlink:type="simple" xlink:show="embed" xlink:actuate="onLoad"/>
          <draw:image xlink:href="Pictures/100006E100000B2200000B2216A4D883.svg" xlink:type="simple" xlink:show="embed" xlink:actuate="onLoad">
            <text:p/>
          </draw:image>
        </draw:frame>
        <draw:frame draw:style-name="gr4" draw:text-style-name="P2" draw:layer="layout" svg:width="8.301cm" svg:height="2.4cm" svg:x="1.799cm" svg:y="10.3cm">
          <draw:text-box>
            <text:p><text:span text:style-name="T1">SG_app</text:span></text:p>
            <text:p><text:span text:style-name="T1">Sub_app_euc1a=10.100.2.0/24</text:span></text:p>
          </draw:text-box>
        </draw:frame>
        <draw:frame draw:style-name="gr3" draw:layer="layout" svg:width="5.4cm" svg:height="1.9cm" svg:x="4.099cm" svg:y="8cm">
          <draw:text-box>
            <text:p>devstack</text:p>
            <text:p>10.100.2.10</text:p>
          </draw:text-box>
        </draw:frame>
        <draw:frame draw:style-name="gr5" draw:layer="layout" svg:width="5.4cm" svg:height="3.099cm" svg:x="4.199cm" svg:y="2.8cm">
          <draw:text-box>
            <text:p>ceph-admin</text:p>
            <text:p>10.100.0.10</text:p>
            <text:p>Calamari</text:p>
            <text:p/>
          </draw:text-box>
        </draw:frame>
        <draw:frame draw:style-name="gr3" draw:layer="layout" svg:width="5.4cm" svg:height="1.9cm" svg:x="4.199cm" svg:y="21cm">
          <draw:text-box>
            <text:p>osd-node1</text:p>
            <text:p>10.100.8.10</text:p>
          </draw:text-box>
        </draw:frame>
        <draw:frame draw:style-name="gr3" draw:layer="layout" svg:width="5.4cm" svg:height="1.9cm" svg:x="4.199cm" svg:y="23.8cm">
          <draw:text-box>
            <text:p>osd-node3</text:p>
            <text:p>10.100.8.11</text:p>
          </draw:text-box>
        </draw:frame>
        <draw:frame draw:style-name="gr1" draw:text-style-name="P1" draw:layer="layout" svg:width="8.7cm" svg:height="2.7cm" svg:x="1.399cm" svg:y="11.9cm">
          <draw:image xlink:href="Pictures/2000000D0000141800001305D82709F2.svm" xlink:type="simple" xlink:show="embed" xlink:actuate="onLoad">
            <text:p/>
          </draw:image>
        </draw:frame>
        <draw:frame draw:style-name="gr1" draw:text-style-name="P1" draw:layer="layout" svg:width="2.849cm" svg:height="2.849cm" svg:x="1.599cm" svg:y="11.851cm">
          <draw:image xlink:href="Pictures/100002010000006C0000006CF45BAE54.png" xlink:type="simple" xlink:show="embed" xlink:actuate="onLoad"/>
          <draw:image xlink:href="Pictures/100006E100000B2200000B2216A4D883.svg" xlink:type="simple" xlink:show="embed" xlink:actuate="onLoad">
            <text:p/>
          </draw:image>
        </draw:frame>
        <draw:frame draw:style-name="gr3" draw:layer="layout" svg:width="5.4cm" svg:height="1.9cm" svg:x="4.099cm" svg:y="12.3cm">
          <draw:text-box>
            <text:p>radosgw</text:p>
            <text:p>10.100.4.10</text:p>
          </draw:text-box>
        </draw:frame>
        <draw:frame draw:style-name="gr4" draw:text-style-name="P2" draw:layer="layout" svg:width="8.3cm" svg:height="2.4cm" svg:x="1.9cm" svg:y="14.6cm">
          <draw:text-box>
            <text:p><text:span text:style-name="T1">SG_rgw</text:span></text:p>
            <text:p><text:span text:style-name="T1">Sub_rgw_euc1a=10.100.4.0/24</text:span></text:p>
          </draw:text-box>
        </draw:frame>
        <draw:frame draw:style-name="gr1" draw:text-style-name="P1" draw:layer="layout" svg:width="8.5cm" svg:height="3.468cm" svg:x="1.5cm" svg:y="2.2cm">
          <draw:image xlink:href="Pictures/2000000D0000141800001305D82709F2.svm" xlink:type="simple" xlink:show="embed" xlink:actuate="onLoad">
            <text:p/>
          </draw:image>
        </draw:frame>
        <draw:frame draw:style-name="gr1" draw:text-style-name="P1" draw:layer="layout" svg:width="8.7cm" svg:height="2.7cm" svg:x="10.841cm" svg:y="16.3cm">
          <draw:image xlink:href="Pictures/2000000D0000141800001305D82709F2.svm" xlink:type="simple" xlink:show="embed" xlink:actuate="onLoad">
            <text:p/>
          </draw:image>
        </draw:frame>
        <draw:frame draw:style-name="gr1" draw:text-style-name="P1" draw:layer="layout" svg:width="8.7cm" svg:height="6cm" svg:x="10.841cm" svg:y="20.7cm">
          <draw:image xlink:href="Pictures/2000000D0000141800001305D82709F2.svm" xlink:type="simple" xlink:show="embed" xlink:actuate="onLoad">
            <text:p/>
          </draw:image>
        </draw:frame>
        <draw:frame draw:style-name="gr1" draw:text-style-name="P1" draw:layer="layout" svg:width="8.5cm" svg:height="3.468cm" svg:x="10.941cm" svg:y="2.2cm">
          <draw:image xlink:href="Pictures/2000000D0000141800001305D82709F2.svm" xlink:type="simple" xlink:show="embed" xlink:actuate="onLoad">
            <text:p/>
          </draw:image>
        </draw:frame>
        <draw:frame draw:style-name="gr1" draw:text-style-name="P1" draw:layer="layout" svg:width="2.849cm" svg:height="2.849cm" svg:x="11.141cm" svg:y="20.451cm">
          <draw:image xlink:href="Pictures/100002010000006C0000006CF45BAE54.png" xlink:type="simple" xlink:show="embed" xlink:actuate="onLoad"/>
          <draw:image xlink:href="Pictures/100006E100000B2200000B2216A4D883.svg" xlink:type="simple" xlink:show="embed" xlink:actuate="onLoad">
            <text:p/>
          </draw:image>
        </draw:frame>
        <draw:frame draw:style-name="gr2" draw:text-style-name="P2" draw:layer="layout" svg:width="7.859cm" svg:height="1.916cm" svg:x="11.441cm" svg:y="5.8cm">
          <draw:text-box>
            <text:p><text:span text:style-name="T1">SG_ext</text:span></text:p>
            <text:p><text:span text:style-name="T1">Sub_ext_euc1b= 10.100.1.0/24</text:span></text:p>
          </draw:text-box>
        </draw:frame>
        <draw:frame draw:style-name="gr2" draw:text-style-name="P2" draw:layer="layout" svg:width="8.484cm" svg:height="1.916cm" svg:x="11.016cm" svg:y="18.875cm">
          <draw:text-box>
            <text:p><text:span text:style-name="T1">SG_public</text:span></text:p>
            <text:p><text:span text:style-name="T1">Sub_pub_euc1b=10.100.7.0/24</text:span></text:p>
          </draw:text-box>
        </draw:frame>
        <draw:frame draw:style-name="gr2" draw:text-style-name="P2" draw:layer="layout" svg:width="8.059cm" svg:height="1.916cm" svg:x="11.341cm" svg:y="26.6cm">
          <draw:text-box>
            <text:p><text:span text:style-name="T1">SG_cluster</text:span></text:p>
            <text:p><text:span text:style-name="T1">Sub_clu_euc1b=10.100.9.0/24</text:span></text:p>
          </draw:text-box>
        </draw:frame>
        <draw:frame draw:style-name="gr1" draw:text-style-name="P1" draw:layer="layout" svg:width="8.7cm" svg:height="2.5cm" svg:x="10.841cm" svg:y="7.6cm">
          <draw:image xlink:href="Pictures/2000000D0000141800001305D82709F2.svm" xlink:type="simple" xlink:show="embed" xlink:actuate="onLoad">
            <text:p/>
          </draw:image>
        </draw:frame>
        <draw:frame draw:style-name="gr4" draw:text-style-name="P2" draw:layer="layout" svg:width="8.3cm" svg:height="2.4cm" svg:x="11.3cm" svg:y="10.1cm">
          <draw:text-box>
            <text:p><text:span text:style-name="T1">SG_app</text:span></text:p>
            <text:p><text:span text:style-name="T1">Sub_app_euc1b =10.100.3.0/24</text:span></text:p>
          </draw:text-box>
        </draw:frame>
        <draw:frame draw:style-name="gr3" draw:layer="layout" svg:width="5.4cm" svg:height="1.9cm" svg:x="13.641cm" svg:y="21cm">
          <draw:text-box>
            <text:p>osd-node2</text:p>
            <text:p>10.100.9.10</text:p>
          </draw:text-box>
        </draw:frame>
        <draw:frame draw:style-name="gr1" draw:text-style-name="P1" draw:layer="layout" svg:width="8.7cm" svg:height="2.7cm" svg:x="10.841cm" svg:y="11.9cm">
          <draw:image xlink:href="Pictures/2000000D0000141800001305D82709F2.svm" xlink:type="simple" xlink:show="embed" xlink:actuate="onLoad">
            <text:p/>
          </draw:image>
        </draw:frame>
        <draw:frame draw:style-name="gr4" draw:text-style-name="P2" draw:layer="layout" svg:width="8.059cm" svg:height="2.4cm" svg:x="11.241cm" svg:y="14.575cm">
          <draw:text-box>
            <text:p><text:span text:style-name="T1">SG_rgw</text:span></text:p>
            <text:p><text:span text:style-name="T1">Sub_rgw_euc1b=10.100.5.0/2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Findelkind</meta:initial-creator>
    <meta:creation-date>2015-09-03T07:43:20.21</meta:creation-date>
    <dc:date>2015-09-09T08:59:15.05</dc:date>
    <dc:creator>Thomas Findelkind</dc:creator>
    <meta:editing-duration>PT9H48M11S</meta:editing-duration>
    <meta:editing-cycles>15</meta:editing-cycles>
    <meta:generator>OpenOffice/4.1.1$Win32 OpenOffice.org_project/411m6$Build-9775</meta:generator>
    <meta:document-statistic meta:object-count="37"/>
  </office:meta>
</office:document-meta>
</file>